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729fcf" draw:opacity="50%" draw:textarea-horizontal-align="justify" draw:textarea-vertical-align="middle" draw:auto-grow-height="false" fo:min-height="0.986cm" fo:min-width="4.54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36cm" fo:min-width="0.186cm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3465a4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3465a4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8.005cm" fo:min-width="0cm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loext:graphic-properties draw:fill-color="#729fcf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1.27cm" svg:x="4.175cm" svg:y="11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27cm" svg:x="2.905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27cm" draw:transform="rotate (1.5707963267949) translate (7.985cm 11.795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27cm" draw:transform="rotate (1.5707963267949) translate (2.905cm 13.06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3.041cm" svg:y="11.90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642cm" svg:y1="9.772cm" svg:x2="11.865cm" svg:y2="9.772cm">
          <text:p/>
        </draw:line>
        <draw:custom-shape draw:style-name="gr2" draw:text-style-name="P3" draw:layer="layout" svg:width="1.016cm" svg:height="1.016cm" svg:x="8.098cm" svg:y="11.90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8.099cm" svg:y="6.843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3.046cm" svg:y="6.844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11.795cm" svg:y="11.90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16.852cm" svg:y="11.90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16.817cm" svg:y="6.86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11.782cm" svg:y="6.844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2.882cm" svg:y1="12.43cm" svg:x2="16.844cm" svg:y2="12.43cm">
          <text:p/>
        </draw:line>
        <draw:line draw:style-name="gr5" draw:text-style-name="P4" draw:layer="layout" svg:x1="17.345cm" svg:y1="11.891cm" svg:x2="17.345cm" svg:y2="7.903cm">
          <text:p/>
        </draw:line>
        <draw:line draw:style-name="gr6" draw:text-style-name="P4" draw:layer="layout" svg:x1="16.806cm" svg:y1="7.35cm" svg:x2="12.818cm" svg:y2="7.35cm">
          <text:p/>
        </draw:line>
        <draw:line draw:style-name="gr5" draw:text-style-name="P4" draw:layer="layout" svg:x1="12.291cm" svg:y1="7.912cm" svg:x2="12.291cm" svg:y2="11.9cm">
          <text:p/>
        </draw:line>
        <draw:custom-shape draw:style-name="gr7" draw:text-style-name="P3" draw:layer="layout" svg:width="0.318cm" svg:height="8.255cm" svg:x="2.252cm" svg:y="5.7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18cm" svg:height="8.255cm" svg:x="17.945cm" svg:y="5.762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019cm" svg:height="0.962cm" svg:x="15.502cm" svg:y="9.255cm">
          <draw:text-box>
            <text:p>(2, 3)</text:p>
          </draw:text-box>
        </draw:frame>
        <draw:frame draw:style-name="gr8" draw:text-style-name="P5" draw:layer="layout" svg:width="2.019cm" svg:height="0.962cm" svg:x="12.103cm" svg:y="9.255cm">
          <draw:text-box>
            <text:p>(4, 1)</text:p>
          </draw:text-box>
        </draw:frame>
        <draw:frame draw:style-name="gr8" draw:text-style-name="P5" draw:layer="layout" svg:width="2.019cm" svg:height="0.962cm" svg:x="13.886cm" svg:y="7.247cm">
          <draw:text-box>
            <text:p>(3, 4)</text:p>
          </draw:text-box>
        </draw:frame>
        <draw:frame draw:style-name="gr8" draw:text-style-name="P5" draw:layer="layout" svg:width="2.019cm" svg:height="0.962cm" svg:x="13.887cm" svg:y="11.501cm">
          <draw:text-box>
            <text:p>(1, 2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0T10:10:56.778040720</meta:creation-date>
    <dc:date>2021-04-20T10:32:14.478189217</dc:date>
    <meta:editing-duration>PT10M43S</meta:editing-duration>
    <meta:editing-cycles>5</meta:editing-cycles>
    <meta:generator>LibreOffice/7.1.2.2$Linux_X86_64 LibreOffice_project/10$Build-2</meta:generator>
    <meta:document-statistic meta:object-count="23"/>
  </office:meta>
</office:document-meta>
</file>